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008in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tire site will be responsive 15points<text:line-break/><text:line-break/>Will use Twilio to send sms notifications 10points<text:line-break/><text:line-break/>Will bw hosted with domain name 15 points<text:line-break/><text:line-break/>shopping cart/order page will use Redux to send messages via contact page 5points</text:p>
      <text:p text:style-name="Standard">item detail page will use Redux to add item to shopping cart page 5points</text:p>
      <text:p text:style-name="Standard">favorite items component will use Redux to receive items from category component 5points<text:line-break/><text:line-break/>At least 3 databases: users, menu items, orders<text:line-break/><text:line-break/>Will feature authentication: users/admins 10points<text:line-break/><text:line-break/>Will use routes </text:p>
      <text:p text:style-name="Standard"/>
      <text:p text:style-name="Standard">shopping cart page, contact page, will use React Hooks 5 points</text:p>
      <text:p text:style-name="P1"/>
      <text:p text:style-name="Standard"/>
      <text:p text:style-name="Standard">routes/views components:</text:p>
      <text:p text:style-name="Standard"/>
      <text:p text:style-name="Standard">AllCategories.js</text:p>
      <text:p text:style-name="Standard">IndividualCategories.js</text:p>
      <text:p text:style-name="Standard">ItemDetail.js</text:p>
      <text:p text:style-name="P1"/>
      <text:p text:style-name="Standard"/>
      <text:p text:style-name="Standard">End points:</text:p>
      <text:p text:style-name="Standard"/>
      <text:p text:style-name="Standard">authenticationController:</text:p>
      <text:p text:style-name="Standard">register</text:p>
      <text:p text:style-name="Standard">login</text:p>
      <text:p text:style-name="Standard">logout</text:p>
      <text:p text:style-name="Standard"/>
      <text:p text:style-name="Standard">calendarController:</text:p>
      <text:p text:style-name="Standard">view,add, edit, delete private calendar events</text:p>
      <text:p text:style-name="Standard"/>
      <text:p text:style-name="Standard">cartController:</text:p>
      <text:p text:style-name="Standard">view, add, delete, edit, shopping cart items</text:p>
      <text:p text:style-name="Standard"/>
      <text:p text:style-name="Standard">contactController:</text:p>
      <text:p text:style-name="Standard">send mess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de Montigny</meta:initial-creator>
    <meta:creation-date>2021-01-01T21:15:35.57</meta:creation-date>
    <dc:date>2021-01-01T22:18:00.54</dc:date>
    <dc:creator>Chris de Montigny</dc:creator>
    <meta:editing-duration>PT47M13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19" meta:word-count="118" meta:character-count="845"/>
  </office:meta>
</office:document-meta>
</file>